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list-style-name="L4">
      <style:text-properties style:text-underline-style="solid" style:text-underline-width="auto" style:text-underline-color="font-color" officeooo:rsid="002da192" officeooo:paragraph-rsid="002da192"/>
    </style:style>
    <style:style style:name="P2" style:family="paragraph" style:parent-style-name="Text_20_body">
      <style:text-properties officeooo:rsid="000f3792" officeooo:paragraph-rsid="000f3792"/>
    </style:style>
    <style:style style:name="P3" style:family="paragraph" style:parent-style-name="Text_20_body" style:list-style-name="L2">
      <style:text-properties officeooo:rsid="000f3792" officeooo:paragraph-rsid="000f3792"/>
    </style:style>
    <style:style style:name="P4" style:family="paragraph" style:parent-style-name="Text_20_body" style:list-style-name="L3">
      <style:text-properties officeooo:rsid="001226e7" officeooo:paragraph-rsid="001226e7"/>
    </style:style>
    <style:style style:name="P5" style:family="paragraph" style:parent-style-name="Text_20_body" style:list-style-name="L3">
      <style:text-properties style:font-name="FreeMono" officeooo:rsid="001226e7" officeooo:paragraph-rsid="001226e7"/>
    </style:style>
    <style:style style:name="P6" style:family="paragraph" style:parent-style-name="Text_20_body" style:list-style-name="L3">
      <style:text-properties style:font-name="FreeMono" officeooo:rsid="0023c902" officeooo:paragraph-rsid="0023c902"/>
    </style:style>
    <style:style style:name="P7" style:family="paragraph" style:parent-style-name="Text_20_body" style:list-style-name="L3">
      <style:text-properties style:font-name="FreeMono" officeooo:rsid="00309816" officeooo:paragraph-rsid="00309816"/>
    </style:style>
    <style:style style:name="P8" style:family="paragraph" style:parent-style-name="Text_20_body" style:list-style-name="L3">
      <style:text-properties style:font-name="FreeMono" officeooo:rsid="00338948" officeooo:paragraph-rsid="00338948"/>
    </style:style>
    <style:style style:name="P9" style:family="paragraph" style:parent-style-name="Text_20_body" style:list-style-name="L3">
      <style:text-properties officeooo:rsid="00149eb5" officeooo:paragraph-rsid="00149eb5"/>
    </style:style>
    <style:style style:name="P10" style:family="paragraph" style:parent-style-name="Text_20_body" style:list-style-name="L3">
      <style:text-properties officeooo:rsid="0015cca9" officeooo:paragraph-rsid="0015cca9"/>
    </style:style>
    <style:style style:name="P11" style:family="paragraph" style:parent-style-name="Text_20_body" style:list-style-name="L3">
      <style:text-properties officeooo:rsid="0017f596" officeooo:paragraph-rsid="0017f596"/>
    </style:style>
    <style:style style:name="P12" style:family="paragraph" style:parent-style-name="Text_20_body" style:list-style-name="L3">
      <style:text-properties officeooo:rsid="0018a43f" officeooo:paragraph-rsid="0018a43f"/>
    </style:style>
    <style:style style:name="P13" style:family="paragraph" style:parent-style-name="Text_20_body" style:list-style-name="L3">
      <style:text-properties officeooo:rsid="001c97c4" officeooo:paragraph-rsid="001c97c4"/>
    </style:style>
    <style:style style:name="P14" style:family="paragraph" style:parent-style-name="Text_20_body" style:list-style-name="L3">
      <style:text-properties officeooo:rsid="001de4ab" officeooo:paragraph-rsid="001de4ab"/>
    </style:style>
    <style:style style:name="P15" style:family="paragraph" style:parent-style-name="Text_20_body" style:list-style-name="L2">
      <style:text-properties officeooo:rsid="0024c025" officeooo:paragraph-rsid="0024c025"/>
    </style:style>
    <style:style style:name="P16" style:family="paragraph" style:parent-style-name="Text_20_body" style:list-style-name="L2">
      <style:text-properties officeooo:rsid="0027abab" officeooo:paragraph-rsid="0027abab"/>
    </style:style>
    <style:style style:name="P17" style:family="paragraph" style:parent-style-name="Text_20_body" style:list-style-name="L2">
      <style:text-properties officeooo:rsid="0028d4af" officeooo:paragraph-rsid="0028d4af"/>
    </style:style>
    <style:style style:name="P18" style:family="paragraph" style:parent-style-name="Text_20_body" style:list-style-name="L2">
      <style:text-properties officeooo:rsid="002b58f1" officeooo:paragraph-rsid="002b58f1"/>
    </style:style>
    <style:style style:name="P19" style:family="paragraph" style:parent-style-name="Text_20_body" style:list-style-name="L4">
      <style:text-properties officeooo:rsid="0039506a" officeooo:paragraph-rsid="0039506a"/>
    </style:style>
    <style:style style:name="P20" style:family="paragraph" style:parent-style-name="Text_20_body" style:list-style-name="L4">
      <style:text-properties officeooo:rsid="003ee4e0" officeooo:paragraph-rsid="003ee4e0"/>
    </style:style>
    <style:style style:name="P21" style:family="paragraph" style:parent-style-name="Text_20_body" style:list-style-name="L4">
      <style:text-properties officeooo:rsid="003fecc4" officeooo:paragraph-rsid="003fecc4"/>
    </style:style>
    <style:style style:name="P22" style:family="paragraph" style:parent-style-name="Text_20_body" style:list-style-name="L4">
      <style:text-properties officeooo:rsid="00454b74" officeooo:paragraph-rsid="00470c4a"/>
    </style:style>
    <style:style style:name="P23" style:family="paragraph" style:parent-style-name="Text_20_body" style:list-style-name="L4">
      <style:text-properties officeooo:rsid="004ad6cc" officeooo:paragraph-rsid="004ad6cc"/>
    </style:style>
    <style:style style:name="P24" style:family="paragraph" style:parent-style-name="Text_20_body" style:list-style-name="L4">
      <style:text-properties officeooo:rsid="004c0918" officeooo:paragraph-rsid="004c0918"/>
    </style:style>
    <style:style style:name="P25" style:family="paragraph" style:parent-style-name="Text_20_body" style:list-style-name="L5">
      <style:text-properties officeooo:rsid="004fc73d" officeooo:paragraph-rsid="004fc73d"/>
    </style:style>
    <style:style style:name="P26" style:family="paragraph" style:parent-style-name="Text_20_body" style:list-style-name="L5">
      <style:text-properties officeooo:rsid="00518040" officeooo:paragraph-rsid="00518040"/>
    </style:style>
    <style:style style:name="P27" style:family="paragraph" style:parent-style-name="Text_20_body" style:list-style-name="L5">
      <style:text-properties officeooo:rsid="00524658" officeooo:paragraph-rsid="00524658"/>
    </style:style>
    <style:style style:name="P28" style:family="paragraph" style:parent-style-name="Text_20_body" style:list-style-name="L5">
      <style:text-properties officeooo:rsid="0054345b" officeooo:paragraph-rsid="0058742a"/>
    </style:style>
    <style:style style:name="P29" style:family="paragraph" style:parent-style-name="Text_20_body" style:list-style-name="L6">
      <style:text-properties officeooo:rsid="005ac21d" officeooo:paragraph-rsid="005ac21d"/>
    </style:style>
    <style:style style:name="P30" style:family="paragraph" style:parent-style-name="Text_20_body" style:list-style-name="L6">
      <style:text-properties officeooo:rsid="005bb8a8" officeooo:paragraph-rsid="005bb9f8"/>
    </style:style>
    <style:style style:name="P31" style:family="paragraph" style:parent-style-name="Text_20_body" style:list-style-name="L8">
      <style:text-properties officeooo:rsid="005fed62" officeooo:paragraph-rsid="005fed62"/>
    </style:style>
    <style:style style:name="P32" style:family="paragraph" style:parent-style-name="Text_20_body" style:list-style-name="L7">
      <style:text-properties officeooo:rsid="0061b39a" officeooo:paragraph-rsid="0061b39a"/>
    </style:style>
    <style:style style:name="P33" style:family="paragraph" style:parent-style-name="Text_20_body" style:list-style-name="L7">
      <style:text-properties officeooo:rsid="006221d2" officeooo:paragraph-rsid="006221d2"/>
    </style:style>
    <style:style style:name="P34" style:family="paragraph" style:parent-style-name="Text_20_body" style:list-style-name="L7">
      <style:text-properties officeooo:rsid="00648a8b" officeooo:paragraph-rsid="00648a8b"/>
    </style:style>
    <style:style style:name="P35" style:family="paragraph" style:parent-style-name="Text_20_body" style:list-style-name="L7">
      <style:text-properties officeooo:rsid="0065b5c5" officeooo:paragraph-rsid="0065b5c5"/>
    </style:style>
    <style:style style:name="P36" style:family="paragraph" style:parent-style-name="Text_20_body" style:list-style-name="L4">
      <style:text-properties officeooo:rsid="007200e9" officeooo:paragraph-rsid="007200e9"/>
    </style:style>
    <style:style style:name="P37" style:family="paragraph" style:parent-style-name="Text_20_body" style:list-style-name="L4">
      <style:text-properties officeooo:rsid="007cd0e6" officeooo:paragraph-rsid="007cd0e6"/>
    </style:style>
    <style:style style:name="P38" style:family="paragraph" style:parent-style-name="Text_20_body" style:list-style-name="L4">
      <style:text-properties officeooo:rsid="007f3ec9" officeooo:paragraph-rsid="007f3ec9"/>
    </style:style>
    <style:style style:name="P39" style:family="paragraph" style:parent-style-name="Text_20_body" style:list-style-name="L9">
      <style:text-properties officeooo:rsid="00826dc8" officeooo:paragraph-rsid="00826dc8"/>
    </style:style>
    <style:style style:name="P40" style:family="paragraph" style:parent-style-name="Text_20_body" style:list-style-name="L9">
      <style:text-properties officeooo:rsid="00839f1e" officeooo:paragraph-rsid="00839f1e"/>
    </style:style>
    <style:style style:name="P41" style:family="paragraph" style:parent-style-name="Text_20_body" style:list-style-name="L9">
      <style:text-properties officeooo:rsid="00849640" officeooo:paragraph-rsid="00849640"/>
    </style:style>
    <style:style style:name="P42" style:family="paragraph" style:parent-style-name="Text_20_body" style:list-style-name="L11">
      <style:text-properties officeooo:rsid="0084b526" officeooo:paragraph-rsid="0084b526"/>
    </style:style>
    <style:style style:name="P43" style:family="paragraph" style:parent-style-name="Text_20_body" style:list-style-name="L10">
      <style:text-properties officeooo:rsid="008c2247" officeooo:paragraph-rsid="008c2247"/>
    </style:style>
    <style:style style:name="P44" style:family="paragraph" style:parent-style-name="Text_20_body" style:list-style-name="L10">
      <style:text-properties officeooo:rsid="008cc796" officeooo:paragraph-rsid="008cc796"/>
    </style:style>
    <style:style style:name="P45" style:family="paragraph" style:parent-style-name="Text_20_body" style:list-style-name="L10">
      <style:text-properties officeooo:rsid="009576f3" officeooo:paragraph-rsid="009576f3"/>
    </style:style>
    <style:style style:name="P46" style:family="paragraph" style:parent-style-name="Text_20_body" style:list-style-name="L12">
      <style:text-properties officeooo:rsid="009ad2ad" officeooo:paragraph-rsid="009ad2ad"/>
    </style:style>
    <style:style style:name="P47" style:family="paragraph" style:parent-style-name="Text_20_body" style:list-style-name="L12">
      <style:text-properties officeooo:rsid="009b9dc3" officeooo:paragraph-rsid="009b9dc3"/>
    </style:style>
    <style:style style:name="P48" style:family="paragraph" style:parent-style-name="Text_20_body">
      <style:paragraph-properties fo:text-align="center" style:justify-single-word="false"/>
      <style:text-properties fo:color="#990000" style:text-position="0% 100%" officeooo:rsid="009e02bf" officeooo:paragraph-rsid="009e02bf"/>
    </style:style>
    <style:style style:name="P49" style:family="paragraph" style:parent-style-name="Text_20_body" style:list-style-name="L11">
      <style:text-properties officeooo:rsid="00a6376f" officeooo:paragraph-rsid="00a6376f"/>
    </style:style>
    <style:style style:name="P50" style:family="paragraph" style:parent-style-name="Subtitle">
      <style:text-properties fo:color="#990000" officeooo:rsid="000d75fc" officeooo:paragraph-rsid="000d75fc"/>
    </style:style>
    <style:style style:name="P51" style:family="paragraph" style:parent-style-name="Heading_20_3">
      <style:text-properties fo:color="#0000ff" officeooo:rsid="002da192" officeooo:paragraph-rsid="002da192"/>
    </style:style>
    <style:style style:name="P52" style:family="paragraph" style:parent-style-name="Heading_20_3">
      <style:text-properties fo:color="#0000ff" officeooo:rsid="0010297d" officeooo:paragraph-rsid="0010297d"/>
    </style:style>
    <style:style style:name="P53" style:family="paragraph" style:parent-style-name="Heading_20_3">
      <style:text-properties fo:color="#0000ff" officeooo:paragraph-rsid="000dfbdc"/>
    </style:style>
    <style:style style:name="T1" style:family="text">
      <style:text-properties style:text-position="super 58%"/>
    </style:style>
    <style:style style:name="T2" style:family="text">
      <style:text-properties officeooo:rsid="000dfbdc"/>
    </style:style>
    <style:style style:name="T3" style:family="text">
      <style:text-properties officeooo:rsid="000fb84c"/>
    </style:style>
    <style:style style:name="T4" style:family="text">
      <style:text-properties officeooo:rsid="0012b378"/>
    </style:style>
    <style:style style:name="T5" style:family="text">
      <style:text-properties style:font-name="FreeMono"/>
    </style:style>
    <style:style style:name="T6" style:family="text">
      <style:text-properties style:font-name="FreeMono" officeooo:rsid="001ff264"/>
    </style:style>
    <style:style style:name="T7" style:family="text">
      <style:text-properties style:font-name="FreeMono" officeooo:rsid="0054345b"/>
    </style:style>
    <style:style style:name="T8" style:family="text">
      <style:text-properties style:font-name="FreeMono" officeooo:rsid="0054bf3d"/>
    </style:style>
    <style:style style:name="T9" style:family="text">
      <style:text-properties style:font-name="FreeMono" officeooo:rsid="006838e9"/>
    </style:style>
    <style:style style:name="T10" style:family="text">
      <style:text-properties style:font-name="FreeMono" officeooo:rsid="00725e1b"/>
    </style:style>
    <style:style style:name="T11" style:family="text">
      <style:text-properties style:font-name="FreeMono" officeooo:rsid="0088c009"/>
    </style:style>
    <style:style style:name="T12" style:family="text">
      <style:text-properties style:font-name="FreeMono" officeooo:rsid="008e7515"/>
    </style:style>
    <style:style style:name="T13" style:family="text">
      <style:text-properties style:font-name="Liberation Serif"/>
    </style:style>
    <style:style style:name="T14" style:family="text">
      <style:text-properties style:font-name="Liberation Serif" officeooo:rsid="00149eb5"/>
    </style:style>
    <style:style style:name="T15" style:family="text">
      <style:text-properties style:font-name="Liberation Serif" officeooo:rsid="0021746f"/>
    </style:style>
    <style:style style:name="T16" style:family="text">
      <style:text-properties style:font-name="Liberation Serif" officeooo:rsid="0022c2ab"/>
    </style:style>
    <style:style style:name="T17" style:family="text">
      <style:text-properties style:font-name="Liberation Serif" officeooo:rsid="002dbee9"/>
    </style:style>
    <style:style style:name="T18" style:family="text">
      <style:text-properties style:font-name="Liberation Serif" officeooo:rsid="002df603"/>
    </style:style>
    <style:style style:name="T19" style:family="text">
      <style:text-properties style:font-name="Liberation Serif" officeooo:rsid="002fc831"/>
    </style:style>
    <style:style style:name="T20" style:family="text">
      <style:text-properties style:font-name="Liberation Serif" officeooo:rsid="00309816"/>
    </style:style>
    <style:style style:name="T21" style:family="text">
      <style:text-properties style:font-name="Liberation Serif" officeooo:rsid="00322a46"/>
    </style:style>
    <style:style style:name="T22" style:family="text">
      <style:text-properties style:font-name="Liberation Serif" officeooo:rsid="003c8ddd"/>
    </style:style>
    <style:style style:name="T23" style:family="text">
      <style:text-properties style:font-name="Liberation Serif" officeooo:rsid="003d4e5b"/>
    </style:style>
    <style:style style:name="T24" style:family="text">
      <style:text-properties style:font-name="Liberation Serif" officeooo:rsid="0043dd82"/>
    </style:style>
    <style:style style:name="T25" style:family="text">
      <style:text-properties officeooo:rsid="00176190"/>
    </style:style>
    <style:style style:name="T26" style:family="text">
      <style:text-properties officeooo:rsid="001b0bb6"/>
    </style:style>
    <style:style style:name="T27" style:family="text">
      <style:text-properties officeooo:rsid="0020a213"/>
    </style:style>
    <style:style style:name="T28" style:family="text">
      <style:text-properties officeooo:rsid="0021746f"/>
    </style:style>
    <style:style style:name="T29" style:family="text">
      <style:text-properties officeooo:rsid="002633be"/>
    </style:style>
    <style:style style:name="T30" style:family="text">
      <style:text-properties officeooo:rsid="0028d4af"/>
    </style:style>
    <style:style style:name="T31" style:family="text">
      <style:text-properties officeooo:rsid="002a0ec1"/>
    </style:style>
    <style:style style:name="T32" style:family="text">
      <style:text-properties officeooo:rsid="002d287c"/>
    </style:style>
    <style:style style:name="T33" style:family="text">
      <style:text-properties officeooo:rsid="00322a46"/>
    </style:style>
    <style:style style:name="T34" style:family="text">
      <style:text-properties officeooo:rsid="003ad39d"/>
    </style:style>
    <style:style style:name="T35" style:family="text">
      <style:text-properties officeooo:rsid="004190ba"/>
    </style:style>
    <style:style style:name="T36" style:family="text">
      <style:text-properties officeooo:rsid="0014da08"/>
    </style:style>
    <style:style style:name="T37" style:family="text">
      <style:text-properties officeooo:rsid="00470c4a"/>
    </style:style>
    <style:style style:name="T38" style:family="text">
      <style:text-properties officeooo:rsid="00480ec8"/>
    </style:style>
    <style:style style:name="T39" style:family="text">
      <style:text-properties officeooo:rsid="004c0a93"/>
    </style:style>
    <style:style style:name="T40" style:family="text">
      <style:text-properties officeooo:rsid="0054345b"/>
    </style:style>
    <style:style style:name="T41" style:family="text">
      <style:text-properties officeooo:rsid="005817f4"/>
    </style:style>
    <style:style style:name="T42" style:family="text">
      <style:text-properties officeooo:rsid="006172df"/>
    </style:style>
    <style:style style:name="T43" style:family="text">
      <style:text-properties officeooo:rsid="0066be5d"/>
    </style:style>
    <style:style style:name="T44" style:family="text">
      <style:text-properties officeooo:rsid="006838e9"/>
    </style:style>
    <style:style style:name="T45" style:family="text">
      <style:text-properties officeooo:rsid="006a4aff"/>
    </style:style>
    <style:style style:name="T46" style:family="text">
      <style:text-properties officeooo:rsid="00725e1b"/>
    </style:style>
    <style:style style:name="T47" style:family="text">
      <style:text-properties officeooo:rsid="008e7515"/>
    </style:style>
    <style:style style:name="T48" style:family="text">
      <style:text-properties officeooo:rsid="00964e2c"/>
    </style:style>
    <style:style style:name="T49" style:family="text">
      <style:text-properties officeooo:rsid="0096f5c4"/>
    </style:style>
    <style:style style:name="T50" style:family="text">
      <style:text-properties officeooo:rsid="009fa11f"/>
    </style:style>
    <style:style style:name="T51" style:family="text">
      <style:text-properties officeooo:rsid="00a1195b"/>
    </style:style>
    <style:style style:name="T52" style:family="text">
      <style:text-properties officeooo:rsid="00a2eb07"/>
    </style:style>
    <style:style style:name="T53" style:family="text">
      <style:text-properties officeooo:rsid="00a73ef2"/>
    </style:style>
    <style:style style:name="T54" style:family="text">
      <style:text-properties officeooo:rsid="00aa4a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Group: Rachel<text:span text:style-name="T1">3</text:span></text:p>
      <text:p text:style-name="P48">(Rachel, Renae, and Tracy)</text:p>
      <text:h text:style-name="P53" text:outline-level="3"><text:span text:style-name="T2">I. Message formats</text:span></text:h>
      <text:p text:style-name="P2">Messages:</text:p>
      <text:list xml:id="list2491558398961349118" text:style-name="L2">
        <text:list-item>
          <text:p text:style-name="P3">“<text:span text:style-name="T3">LIST”</text:span></text:p>
          <text:list>
            <text:list-item>
              <text:p text:style-name="P15">Client: used to request a list of files that the server has</text:p>
            </text:list-item>
            <text:list-item>
              <text:p text:style-name="P15">Server: used to respond to a LIST message from a client <text:span text:style-name="T29">with a list of files</text:span></text:p>
            </text:list-item>
          </text:list>
        </text:list-item>
        <text:list-item>
          <text:p text:style-name="P3">“<text:span text:style-name="T3">PULL”</text:span></text:p>
          <text:list>
            <text:list-item>
              <text:p text:style-name="P16">Client: used to request that the server send files</text:p>
            </text:list-item>
          </text:list>
        </text:list-item>
        <text:list-item>
          <text:p text:style-name="P3">“<text:span text:style-name="T3">PUSH”</text:span></text:p>
          <text:list>
            <text:list-item>
              <text:p text:style-name="P16">Client: used to transfer files from Client to Server when the user <text:span text:style-name="T30">enters “sync”</text:span></text:p>
            </text:list-item>
            <text:list-item>
              <text:p text:style-name="P17">Server: <text:span text:style-name="T31">used to respond to PULL messages to transfer requested files to the Client</text:span></text:p>
            </text:list-item>
          </text:list>
        </text:list-item>
        <text:list-item>
          <text:p text:style-name="P3">“<text:span text:style-name="T3">BYE!”</text:span></text:p>
          <text:list>
            <text:list-item>
              <text:p text:style-name="P18">Client: used to indicate t<text:span text:style-name="T32">o the Server to end the connection</text:span></text:p>
            </text:list-item>
          </text:list>
        </text:list-item>
      </text:list>
      <text:h text:style-name="P52" text:outline-level="3">II. Structures</text:h>
      <text:list xml:id="list7091955769135950768" text:style-name="L3">
        <text:list-item>
          <text:p text:style-name="P4"><text:span text:style-name="T5">header</text:span>: <text:span text:style-name="T4">forms the beginning of each message</text:span></text:p>
          <text:list>
            <text:list-item>
              <text:p text:style-name="P9"><text:span text:style-name="T33">F</text:span>ields:</text:p>
              <text:list>
                <text:list-item>
                  <text:p text:style-name="P10"><text:span text:style-name="T5">type</text:span>: <text:span text:style-name="T25">a 4-character string specifying the type of message; can be “LIST”, “PUSH”, “PULL”, or “BYE!”</text:span></text:p>
                </text:list-item>
                <text:list-item>
                  <text:p text:style-name="P11"><text:span text:style-name="T5">length</text:span>: <text:span text:style-name="T35">indicates the number of data items included in the message</text:span></text:p>
                  <text:list>
                    <text:list-item>
                      <text:p text:style-name="P12">0 for LIST <text:span text:style-name="T28">requests from the client</text:span> and BYE! messages, <text:span text:style-name="T26">as they don’t include other data</text:span></text:p>
                    </text:list-item>
                    <text:list-item>
                      <text:p text:style-name="P13">for PULL <text:span text:style-name="T28">and LIST </text:span>messages, this will be the number of <text:span text:style-name="T5">file_</text:span><text:span text:style-name="T6">name</text:span> structs in the packet <text:span text:style-name="T27">(the number of files being requested/returned)</text:span></text:p>
                    </text:list-item>
                    <text:list-item>
                      <text:p text:style-name="P14">for PUSH messages, this will be the number of <text:span text:style-name="T5">push_file</text:span> structs in the packet (also the number of files being sent)</text:p>
                    </text:list-item>
                  </text:list>
                </text:list-item>
              </text:list>
            </text:list-item>
          </text:list>
        </text:list-item>
        <text:list-item>
          <text:p text:style-name="P5">file_name<text:span text:style-name="T13">: </text:span><text:span text:style-name="T14">used </text:span><text:span text:style-name="T16">by the server to</text:span><text:span text:style-name="T15"> respond to </text:span><text:span text:style-name="T16">LIST</text:span><text:span text:style-name="T15"> </text:span><text:span text:style-name="T16">messages and by the client to request files</text:span></text:p>
          <text:list>
            <text:list-item>
              <text:p text:style-name="P6"><text:span text:style-name="T21">F</text:span><text:span text:style-name="T13">ields:</text:span></text:p>
              <text:list>
                <text:list-item>
                  <text:p text:style-name="P6"><text:soft-page-break/>filename<text:span text:style-name="T13">: </text:span><text:span text:style-name="T17">the name of the file being listed/requested</text:span></text:p>
                </text:list-item>
                <text:list-item>
                  <text:p text:style-name="P6">hash<text:span text:style-name="T13">: </text:span><text:span text:style-name="T17">the SHA256 hash of the </text:span><text:span text:style-name="T18">file </text:span><text:span text:style-name="T24">(to detect duplicate files)</text:span></text:p>
                </text:list-item>
              </text:list>
            </text:list-item>
          </text:list>
        </text:list-item>
        <text:list-item>
          <text:p text:style-name="P5">push_file<text:span text:style-name="T13">: </text:span><text:span text:style-name="T19">used by both client and server to </text:span><text:span text:style-name="T20">transfer files</text:span></text:p>
          <text:list>
            <text:list-item>
              <text:p text:style-name="P7"><text:span text:style-name="T21">F</text:span><text:span text:style-name="T13">ields:</text:span></text:p>
              <text:list>
                <text:list-item>
                  <text:p text:style-name="P8">size<text:span text:style-name="T13">: </text:span><text:span text:style-name="T22">the size (in bytes) of the file immediately following this struct in the packet</text:span></text:p>
                </text:list-item>
                <text:list-item>
                  <text:p text:style-name="P8">name<text:span text:style-name="T13">: </text:span><text:span text:style-name="T23">the name of the file immediately following this struct in the packet</text:span></text:p>
                </text:list-item>
              </text:list>
            </text:list-item>
          </text:list>
        </text:list-item>
      </text:list>
      <text:h text:style-name="P51" text:outline-level="3">III. Implementation</text:h>
      <text:list xml:id="list8857866904630963434" text:style-name="L4">
        <text:list-item>
          <text:p text:style-name="P1">Client</text:p>
          <text:list>
            <text:list-item>
              <text:p text:style-name="P22">Command-line arguments: <text:s/><text:span text:style-name="T36">path </text:span>of<text:span text:style-name="T36"> directory that contains music files, <text:s/>server IP address/name and port number</text:span></text:p>
              <text:p text:style-name="P22"><text:span text:style-name="T37">to run: ./Project4Client -d &lt;directory containing music files&gt; [-s &lt;server IP/hostname:port&gt;]</text:span></text:p>
            </text:list-item>
            <text:list-item>
              <text:p text:style-name="P20">When run, the client opens a connection with the server and displays a <text:span text:style-name="T38">menu</text:span> to the user. The user can enter four <text:span text:style-name="T45">possible</text:span> commands to standard input:</text:p>
              <text:list>
                <text:list-item>
                  <text:p text:style-name="P20">list:</text:p>
                </text:list-item>
              </text:list>
            </text:list-item>
          </text:list>
        </text:list-item>
      </text:list>
      <text:list xml:id="list4085055233965548105" text:style-name="L5">
        <text:list-item>
          <text:list>
            <text:list-item>
              <text:list>
                <text:list-item>
                  <text:list>
                    <text:list-item>
                      <text:p text:style-name="P25">sends LIST request to the server</text:p>
                    </text:list-item>
                    <text:list-item>
                      <text:p text:style-name="P26">reads in the server's reply, containing a list of file names and hashes <text:span text:style-name="T40">(as an array of </text:span><text:span text:style-name="T7">struct file_name</text:span><text:span text:style-name="T8">s</text:span><text:span text:style-name="T40">)</text:span></text:p>
                    </text:list-item>
                    <text:list-item>
                      <text:p text:style-name="P27">prints to <text:span text:style-name="T5">stdout</text:span> <text:span text:style-name="T40">the list of files on the server</text:span></text:p>
                      <text:list>
                        <text:list-item>
                          <text:p text:style-name="P28">if any files <text:span text:style-name="T41">in the server’s list have the same hash as files on the client, the client prints “(duplicate content with [file name on client])” after the file name</text:span></text:p>
                        </text:list-item>
                      </text:list>
                    </text:list-item>
                  </text:list>
                </text:list-item>
              </text:list>
            </text:list-item>
          </text:list>
        </text:list-item>
      </text:list>
      <text:list xml:id="list212750867800713" text:continue-list="list8857866904630963434" text:style-name="L4">
        <text:list-item>
          <text:list>
            <text:list-item>
              <text:list>
                <text:list-item>
                  <text:p text:style-name="P20">diff:</text:p>
                </text:list-item>
              </text:list>
            </text:list-item>
          </text:list>
        </text:list-item>
      </text:list>
      <text:list xml:id="list6263733635034299791" text:style-name="L6">
        <text:list-item>
          <text:list>
            <text:list-item>
              <text:list>
                <text:list-item>
                  <text:list>
                    <text:list-item>
                      <text:p text:style-name="P29">sends a LIST message to the server and reads in the reply</text:p>
                    </text:list-item>
                    <text:list-item>
                      <text:p text:style-name="P30">prints to <text:span text:style-name="T5">stdout</text:span> <text:s/><text:span text:style-name="T36">a list of files that the client has and the server doesn't, and a list of files that the server has and the client doesn't</text:span></text:p>
                    </text:list-item>
                  </text:list>
                </text:list-item>
              </text:list>
            </text:list-item>
          </text:list>
        </text:list-item>
      </text:list>
      <text:list xml:id="list212750514398074" text:continue-list="list212750867800713" text:style-name="L4">
        <text:list-item>
          <text:list>
            <text:list-item>
              <text:list>
                <text:list-item>
                  <text:p text:style-name="P21">sync:</text:p>
                </text:list-item>
              </text:list>
            </text:list-item>
          </text:list>
        </text:list-item>
      </text:list>
      <text:list xml:id="list5779923139702790355" text:style-name="L7">
        <text:list-item>
          <text:list>
            <text:list-item>
              <text:list>
                <text:list-item>
                  <text:list>
                    <text:list-item>
                      <text:p text:style-name="P32">sends a LIST message to the server and reads in the reply, comparing the hashes of the server’s reply with the hashes of the client’s files</text:p>
                    </text:list-item>
                    <text:list-item>
                      <text:p text:style-name="P33"><text:span text:style-name="T43">s</text:span>ends a PULL message to request the files that the server has and the client doesn’t</text:p>
                    </text:list-item>
                    <text:list-item>
                      <text:p text:style-name="P34"><text:span text:style-name="T43">r</text:span>eads in the server’s PUSH response and writes those files to its music directory</text:p>
                    </text:list-item>
                    <text:list-item>
                      <text:p text:style-name="P35"><text:soft-page-break/>sends the server a PUSH message containing the files that are not on the server</text:p>
                    </text:list-item>
                  </text:list>
                </text:list-item>
              </text:list>
            </text:list-item>
          </text:list>
        </text:list-item>
      </text:list>
      <text:list xml:id="list212750409280951" text:continue-list="list212750514398074" text:style-name="L4">
        <text:list-item>
          <text:list>
            <text:list-item>
              <text:list>
                <text:list-item>
                  <text:p text:style-name="P21">bye!:</text:p>
                </text:list-item>
              </text:list>
            </text:list-item>
          </text:list>
        </text:list-item>
      </text:list>
      <text:list xml:id="list6252124901426734991" text:style-name="L8">
        <text:list-item>
          <text:list>
            <text:list-item>
              <text:list>
                <text:list-item>
                  <text:list>
                    <text:list-item>
                      <text:p text:style-name="P31">sends a BYE! message to the server,<text:span text:style-name="T42"> closes the connection, and exits the program</text:span></text:p>
                    </text:list-item>
                  </text:list>
                </text:list-item>
              </text:list>
            </text:list-item>
          </text:list>
        </text:list-item>
      </text:list>
      <text:list xml:id="list212750441455678" text:continue-list="list212750409280951" text:style-name="L4">
        <text:list-item>
          <text:p text:style-name="P1">Server</text:p>
          <text:list>
            <text:list-item>
              <text:p text:style-name="P24">Command-line arguments: port <text:span text:style-name="T39">and the name of the file in which to write client information</text:span></text:p>
              <text:p text:style-name="P19">to run: ./Project4Server -p &lt;port&gt; -<text:span text:style-name="T34">l &lt;log file name&gt;</text:span></text:p>
            </text:list-item>
            <text:list-item>
              <text:p text:style-name="P23">When run, <text:span text:style-name="T44">the server sets up to receive connections. When a client connects, it accepts the connection and creates a thread for that client’s session using </text:span><text:span text:style-name="T9">pthreads()</text:span><text:span text:style-name="T44">. As it runs, it stores information about the messages it receives from the client and the files that it knows the client has (based on the information it receives from the messages). Each client is identified by its IP address.<text:line-break/><text:line-break/>We chose to use </text:span><text:span text:style-name="T10">pthreads()</text:span><text:span text:style-name="T46"> because it allows the server to accept connections from multiple clients on a single port. This way, the server doesn’t have a set limit on the number of clients it can handle, and the client code doesn’t have to handle connecting to different ports to avoid conflicts, so the clients can be kept a little simpler and don’t need to be configured so that they all connect to different ports.</text:span></text:p>
              <text:p text:style-name="P37">The server then waits to receive a message. It first reads in the bytes of the <text:span text:style-name="T5">header</text:span> at the beginning of the packet and determine the type of the message:</text:p>
              <text:list>
                <text:list-item>
                  <text:p text:style-name="P36">LIST</text:p>
                </text:list-item>
              </text:list>
            </text:list-item>
          </text:list>
        </text:list-item>
      </text:list>
      <text:list xml:id="list1008159490343190930" text:style-name="L9">
        <text:list-item>
          <text:list>
            <text:list-item>
              <text:list>
                <text:list-item>
                  <text:list>
                    <text:list-item>
                      <text:p text:style-name="P39">the server adds to its log that it received a list request from this client</text:p>
                    </text:list-item>
                    <text:list-item>
                      <text:p text:style-name="P40">it gets a list of <text:span text:style-name="T5">.</text:span><text:span text:style-name="T11">mp3</text:span> files in its directory and creates a <text:span text:style-name="T5">file_name</text:span> struct for each containing the file’s name and the hash of its contents</text:p>
                    </text:list-item>
                    <text:list-item>
                      <text:p text:style-name="P41">it constructs a header with type LIST and sets length to be the number of files in its directory, then sends this to the client</text:p>
                    </text:list-item>
                  </text:list>
                </text:list-item>
              </text:list>
            </text:list-item>
          </text:list>
        </text:list-item>
      </text:list>
      <text:list xml:id="list212749755444472" text:continue-list="list212750441455678" text:style-name="L4">
        <text:list-item>
          <text:list>
            <text:list-item>
              <text:list>
                <text:list-item>
                  <text:p text:style-name="P38">PULL</text:p>
                </text:list-item>
              </text:list>
            </text:list-item>
          </text:list>
        </text:list-item>
      </text:list>
      <text:list xml:id="list5909072666855038551" text:style-name="L10">
        <text:list-item>
          <text:list>
            <text:list-item>
              <text:list>
                <text:list-item>
                  <text:list>
                    <text:list-item>
                      <text:p text:style-name="P43">the server adds to its log that it received a pull request and includes a list of files that it is sending to the client; it adds the files being sent to its running list of files that are on that client</text:p>
                    </text:list-item>
                    <text:list-item>
                      <text:p text:style-name="P44">it checks its directory for each file; <text:span text:style-name="T47">if the file is found, it creates a </text:span><text:span text:style-name="T12">push_file</text:span><text:span text:style-name="T47"> struct for that file specifying the file’s name and size (in bytes), then writes the file’s contents to the packet after</text:span></text:p>
                    </text:list-item>
                    <text:list-item>
                      <text:p text:style-name="P45"><text:soft-page-break/>it sends <text:span text:style-name="T48">the</text:span> <text:span text:style-name="T5">push_file</text:span> struct<text:span text:style-name="T48">s</text:span>, followed by the file contents, <text:span text:style-name="T49">in a PUSH message to the client</text:span></text:p>
                    </text:list-item>
                  </text:list>
                </text:list-item>
              </text:list>
            </text:list-item>
          </text:list>
        </text:list-item>
      </text:list>
      <text:list xml:id="list212749704574527" text:continue-list="list212749755444472" text:style-name="L4">
        <text:list-item>
          <text:list>
            <text:list-item>
              <text:list>
                <text:list-item>
                  <text:p text:style-name="P38">PUSH</text:p>
                </text:list-item>
              </text:list>
            </text:list-item>
          </text:list>
        </text:list-item>
      </text:list>
      <text:list xml:id="list5526877812961726783" text:style-name="L12">
        <text:list-item>
          <text:list>
            <text:list-item>
              <text:list>
                <text:list-item>
                  <text:list>
                    <text:list-item>
                      <text:p text:style-name="P46">the server adds to its log that it received a PUSH message and includes a list of the files it received from the client; <text:span text:style-name="T51">it also adds these files to the list it keeps of the files on that client</text:span></text:p>
                    </text:list-item>
                    <text:list-item>
                      <text:p text:style-name="P47"><text:span text:style-name="T52">for each file, </text:span>it first reads the <text:span text:style-name="T5">push_file</text:span><text:span text:style-name="T13"> </text:span>struct, and uses that information to read in <text:span text:style-name="T50">the file and write it to the current directory</text:span></text:p>
                    </text:list-item>
                  </text:list>
                </text:list-item>
              </text:list>
            </text:list-item>
          </text:list>
        </text:list-item>
      </text:list>
      <text:list xml:id="list212749550944717" text:continue-list="list212749704574527" text:style-name="L4">
        <text:list-item>
          <text:list>
            <text:list-item>
              <text:list>
                <text:list-item>
                  <text:p text:style-name="P38">BYE!</text:p>
                </text:list-item>
              </text:list>
            </text:list-item>
          </text:list>
        </text:list-item>
      </text:list>
      <text:list xml:id="list8436938546615634182" text:style-name="L11">
        <text:list-item>
          <text:list>
            <text:list-item>
              <text:list>
                <text:list-item>
                  <text:list>
                    <text:list-item>
                      <text:p text:style-name="P49">the server <text:span text:style-name="T53">closes the connection with the client and writes the log and file information from the client to the log file</text:span></text:p>
                    </text:list-item>
                    <text:list-item>
                      <text:p text:style-name="P42">a boolean flag <text:span text:style-name="T5">log_file_open</text:span> <text:span text:style-name="T54">(that is global to the server) keeps track of whether the log file is being written; if it is, all other processes wait until it is free to write, to avoid race conditions between the threads</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20:30:24.296940465</meta:creation-date>
    <dc:date>2018-04-24T21:27:48.968775429</dc:date>
    <meta:editing-duration>PT56M13S</meta:editing-duration>
    <meta:editing-cycles>159</meta:editing-cycles>
    <meta:generator>LibreOffice/5.1.6.2$Linux_X86_64 LibreOffice_project/10m0$Build-2</meta:generator>
    <meta:document-statistic meta:table-count="0" meta:image-count="0" meta:object-count="0" meta:page-count="4" meta:paragraph-count="69" meta:word-count="1063" meta:character-count="5625" meta:non-whitespace-character-count="4687"/>
  </office:meta>
</office:document-meta>
</file>